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cial Network Analysis </text:p>
      <text:p text:style-name="Standard"/>
      <text:p text:style-name="Standard">Facebook Sdk </text:p>
      <text:p text:style-name="Standard"><text:tab/>Facebook Sdk can be installed using pip command or using source available at GitHub.Its used in following manner </text:p>
      <text:p text:style-name="Standard"/>
      <text:p text:style-name="Standard"><text:tab/>In [1]: import facebook</text:p>
      <text:p text:style-name="Standard"><text:tab/>In [2]: graph=facebook.GraphAPI(Oauthcode)</text:p>
      <text:p text:style-name="Standard"><text:tab/>In [3]: graph.get_object("/me")</text:p>
      <text:p text:style-name="Standard"/>
      <text:p text:style-name="Standard">This will return json(python dictionary) for my id. Oauthcode is the authorization code one needs to have in order to use Graph API. It <text:s/>has permission information which limits the amount of access we have while we are exploring graph. </text:p>
      <text:p text:style-name="Standard"/>
      <text:p text:style-name="Standard">Facebook stores the data in terms of Vertex and Edges where people, event, groups are Vertex and things connecting them edges. For ex:</text:p>
      <text:p text:style-name="Standard"><text:tab/>Ram follows Mahabharat Page.</text:p>
      <text:p text:style-name="Standard">Here Ram and Mahab<text:tab/>harat are vertex and action follow is an edge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y </meta:initial-creator>
    <meta:creation-date>2014-01-29T22:02:44</meta:creation-date>
    <dc:date>2014-01-29T22:15:07</dc:date>
    <dc:creator>tanay </dc:creator>
    <meta:editing-duration>P0D</meta:editing-duration>
    <meta:editing-cycles>1</meta:editing-cycles>
    <meta:document-statistic meta:table-count="0" meta:image-count="0" meta:object-count="0" meta:page-count="1" meta:paragraph-count="10" meta:word-count="113" meta:character-count="718" meta:non-whitespace-character-count="601"/>
    <meta:generator>LibreOffice/3.5$Linux_X86_64 LibreOffice_project/350m1$Build-2</meta:generator>
  </office:meta>
</office:document-meta>
</file>